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margin-left="0cm" fo:margin-right="0cm" fo:margin-top="0cm" fo:margin-bottom="0.374cm" fo:text-align="justify" fo:text-indent="0cm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fo:margin-left="0cm" fo:margin-right="0cm" fo:margin-top="0cm" fo:margin-bottom="0.374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Embracing Developers Who Write Free Softwar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2" draw:text-style-name="P4" draw:layer="layout" svg:width="22.5cm" svg:height="9.134cm" svg:x="4.5cm" svg:y="3.8cm" presentation:class="subtitle">
          <draw:text-box>
            <text:p text:style-name="P2">Forgejo &amp; Woodpecker enables </text:p>
            <text:p text:style-name="P2">a Free Platform for all people around world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tab/></text:p>
          </draw:text-box>
        </draw:frame>
        <draw:frame presentation:style-name="pr2" draw:text-style-name="P4" draw:layer="layout" svg:width="22.5cm" svg:height="9.134cm" svg:x="4.5cm" svg:y="3.8cm" presentation:class="subtitle">
          <draw:text-box>
            <text:p text:style-name="P2">Our new organization model is distributed and self-management based GNU-styl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/text:p>
          </draw:text-box>
        </draw:frame>
        <draw:frame presentation:style-name="pr4" draw:text-style-name="P6" draw:layer="layout" svg:width="22.5cm" svg:height="9.134cm" svg:x="4.5cm" svg:y="3.8cm" presentation:class="outline">
          <draw:text-box>
            <text:list text:style-name="L2">
              <text:list-item>
                <text:p text:style-name="P5">By Mert Gör(also known as hwpplayer1 and mertgor)</text:p>
              </text:list-item>
              <text:list-item>
                <text:p text:style-name="P5">CC BY-SA 4.0 or later</text:p>
              </text:list-item>
              <text:list-item>
                <text:p text:style-name="P5"><text:a xlink:href="mailto:mertgor@qbnetworks.xyz" xlink:type="simple">mertgor@qbnetworks.xyz</text:a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2" draw:layer="layout" svg:width="22.5cm" svg:height="2.6cm" svg:x="4.5cm" svg:y="0.6cm" presentation:class="title">
          <draw:text-box>
            <text:p text:style-name="P1">QB Networks &amp; Masscollabs Services &amp; PSD<text:line-break/>Questions &amp; Answers</text:p>
          </draw:text-box>
        </draw:frame>
        <draw:frame presentation:style-name="pr4" draw:text-style-name="P2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7">irc.libera.chat server’s IRC Channel : #qbnetwork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8:31:32.951947279</meta:creation-date>
    <meta:editing-duration>PT7M4S</meta:editing-duration>
    <meta:editing-cycles>10</meta:editing-cycles>
    <meta:generator>LibreOffice/7.4.7.2$Linux_X86_64 LibreOffice_project/40$Build-2</meta:generator>
    <dc:title>DNA</dc:title>
    <dc:date>2025-06-07T18:38:39.816497803</dc:date>
    <meta:document-statistic meta:object-count="122"/>
  </office:meta>
</office:document-meta>
</file>